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Week 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be able to add class on the fly and final project should still work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r inheritance and polymorphis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no .h in a header file, that is the C++ librar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.h is a header from C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linker: actual memory addresses of variables and function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every block must be commented according to best practic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t every line</text:p>
          </table:table-cell>
        </table:table-row>
      </table:table>
      <table:table table:name="Week 2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MS Studi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lution can multiple project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ust be a Main in each 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reprocessor deals with header files (NOT compiler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d:: (for the compiler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ut and cin are <text:span text:style-name="T1">objects</text:span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Should almost never use end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o not use <text:span text:style-name="T1">using namespace std;</text:span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“polluting the namespace”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here exists the possibility that if you duplicate the name of another identifie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using std::cout;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ame for cin, endl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hould have curly braces after every if/else/else if statemen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Java: everything is a method (actionable block of code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stance variables (each object of a clas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++: do <text:span text:style-name="T1">not</text:span><text:span text:style-name="T2"> use the word method, use function</text:span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unction returns values, Procedures do <text:span text:style-name="T1">not</text:span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ethod is a Function or Procedure that is in a <text:span text:style-name="T1">Class</text:span><text:span text:style-name="T2"> (OOP)</text:span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unction in a class: Member Func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ivate data members (not instance variables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ames of functions and variables should <text:span text:style-name="T1">never</text:span><text:span text:style-name="T2"> start with capital letter</text:span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stants ALL CAP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o <text:span text:style-name="T1">not</text:span><text:span text:style-name="T2"> return 0 from int main()</text:span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st remove it, it is put in <text:span text:style-name="T1">automatically </text:span><text:span text:style-name="T2">by compiler</text:span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 declare main as “void” but some compilers may have error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Implicitly private (leave off an access specifier) in C++ (Java is protected, different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Having a local variable as a private data member could be problemati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th the same name, this is a “shadow” issue where the local variable overshadows the private membe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ame of constructor in C++ as the class (including case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eed curly braces for list member initialization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A function should either be a getter or a sett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etter lets you look at the content of private data member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tter lets you change the content of private data member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ever use global variable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// need to follow three tier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ader file for class, cpp file for class, and then ma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ke 2_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n’t want give implementation detail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upload a zip fi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mpress as wel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so for async as wel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/00/0000</text:date>, <text:time style:data-style-name="N2" text:time-value="17:29:02.6602326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9T17:29:09.357807411</meta:creation-date>
    <dc:date>2021-01-26T19:16:04.536384583</dc:date>
    <meta:editing-duration>PT1H15M18S</meta:editing-duration>
    <meta:editing-cycles>17</meta:editing-cycles>
    <meta:generator>LibreOffice/7.0.3.1$Linux_X86_64 LibreOffice_project/00$Build-1</meta:generator>
    <meta:document-statistic meta:table-count="2" meta:cell-count="48" meta:object-count="0"/>
  </office:meta>
</office:document-meta>
</file>